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8681in" svg:height="4.7398in" svg:x="3.248in" svg:y="0.374in">
            <draw:object draw:notify-on-update-of-ranges="Sheet1.A1:Sheet1.A5 Sheet1.B1:Sheet1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8:09:05.483979123</meta:creation-date>
    <dc:date>2015-04-03T19:07:33.640865723</dc:date>
    <meta:editing-duration>PT43M17S</meta:editing-duration>
    <meta:editing-cycles>1</meta:editing-cycles>
    <meta:document-statistic meta:table-count="1" meta:cell-count="10" meta:object-count="1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66cm" svg:height="12.04cm" xlink:href=".." xlink:type="simple" chart:class="chart:scatter" chart:style-name="ch1">
        <chart:legend chart:legend-position="end" svg:x="20.203cm" svg:y="5.472cm" style:legend-expansion="high" chart:style-name="ch2"/>
        <chart:plot-area chart:style-name="ch3" table:cell-range-address="Sheet1.A1:Sheet1.B5" svg:x="0.501cm" svg:y="0.24cm" svg:width="19.201cm" svg:height="11.56cm">
          <chartooo:coordinate-region svg:x="1.599cm" svg:y="0.44cm" svg:width="18.009cm" svg:height="11.1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" chart:class="chart:scatter">
            <chart:domain table:cell-range-address="Sheet1.A1:Sheet1.A5"/>
            <chart:regression-curve chart:style-name="ch7">
              <chart:equation chart:display-equation="true" chart:display-r-square="false" svg:x="1.599cm" svg:y="1.475cm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</svg:desc>
                </draw:g>
              </table:table-cell>
              <table:table-cell office:value-type="float" office:value="2000">
                <text:p>2000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